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scadia Mono" fo:font-size="9.5pt" style:font-size-asian="9.5pt"/>
    </style:style>
    <style:style style:name="P2" style:family="paragraph" style:parent-style-name="Standard">
      <style:text-properties fo:color="#000000" loext:opacity="100%" style:font-name="Cascadia Mono" fo:font-size="9.5pt" style:font-size-asian="9.5pt"/>
    </style:style>
    <style:style style:name="P3" style:family="paragraph" style:parent-style-name="Standard">
      <style:text-properties fo:color="#000000" loext:opacity="100%" style:font-name="Cascadia Mono" fo:font-size="9.5pt" style:font-size-asian="9.5pt"/>
    </style:style>
    <style:style style:name="P4" style:family="paragraph" style:parent-style-name="Standard">
      <style:text-properties fo:color="#a31515" loext:opacity="100%" style:font-name="Cascadia Mono" fo:font-size="9.5pt" style:font-size-asian="9.5pt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ascadia Mono" fo:font-size="9.5pt" style:font-size-asian="9.5pt"/>
    </style:style>
    <style:style style:name="T3" style:family="text">
      <style:text-properties fo:color="#808080" loext:opacity="100%" style:font-name="Cascadia Mono" fo:font-size="9.5pt" style:font-size-asian="9.5pt"/>
    </style:style>
    <style:style style:name="T4" style:family="text">
      <style:text-properties fo:color="#808080" loext:opacity="100%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name="Cascadia Mono" fo:font-size="9.5pt" style:font-size-asian="9.5pt"/>
    </style:style>
    <style:style style:name="T7" style:family="text">
      <style:text-properties fo:color="#000000" loext:opacity="100%" style:font-name="Cascadia Mono" fo:font-size="9.5pt" style:font-size-asian="9.5pt"/>
    </style:style>
    <style:style style:name="T8" style:family="text">
      <style:text-properties fo:color="#000000" loext:opacity="100%"/>
    </style:style>
    <style:style style:name="T9" style:family="text">
      <style:text-properties fo:color="#a31515" loext:opacity="100%" style:font-name="Cascadia Mono" fo:font-size="9.5pt" style:font-size-asian="9.5pt"/>
    </style:style>
    <style:style style:name="T10" style:family="text">
      <style:text-properties fo:color="#a31515" loext:opacity="100%" style:font-name="Cascadia Mono" fo:font-size="9.5pt" style:font-size-asian="9.5pt"/>
    </style:style>
    <style:style style:name="T11" style:family="text">
      <style:text-properties fo:color="#0000ff" loext:opacity="100%" style:font-name="Cascadia Mono" fo:font-size="9.5pt" style:font-size-asian="9.5pt"/>
    </style:style>
    <style:style style:name="T12" style:family="text">
      <style:text-properties fo:color="#0000ff" loext:opacity="100%" style:font-name="Cascadia Mono" fo:font-size="9.5pt" style:font-size-asian="9.5pt"/>
    </style:style>
    <style:style style:name="T13" style:family="text">
      <style:text-properties fo:color="#008000" loext:opacity="100%" style:font-name="Cascadia Mono" fo:font-size="9.5pt" style:font-size-asian="9.5pt"/>
    </style:style>
    <style:style style:name="T14" style:family="text">
      <style:text-properties fo:color="#008000" loext:opacity="100%" style:font-name="Cascadia Mono" fo:font-size="9.5pt" style:font-size-asian="9.5pt"/>
    </style:style>
    <style:style style:name="T15" style:family="text">
      <style:text-properties fo:color="#2b91af" loext:opacity="100%" style:font-name="Cascadia Mono" fo:font-size="9.5pt" style:font-size-asian="9.5pt"/>
    </style:style>
    <style:style style:name="T16" style:family="text">
      <style:text-properties fo:color="#2b91af" loext:opacity="100%" style:font-name="Cascadia Mono" fo:font-size="9.5pt" style:font-size-asian="9.5pt"/>
    </style:style>
    <style:style style:name="T17" style:family="text">
      <style:text-properties fo:color="#008080" loext:opacity="100%" style:font-name="Cascadia Mono" fo:font-size="9.5pt" style:font-size-asian="9.5pt"/>
    </style:style>
    <style:style style:name="T18" style:family="text">
      <style:text-properties fo:color="#008080" loext:opacity="100%" style:font-name="Cascadia Mono" fo:font-size="9.5pt" style:font-size-asian="9.5pt"/>
    </style:style>
    <style:style style:name="T19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#include</text:span><text:span text:style-name="T8"> </text:span><text:span text:style-name="T19">&lt;iostream&gt;</text:span></text:p>
      <text:p text:style-name="Standard"><text:span text:style-name="T3">#include</text:span><text:span text:style-name="T7"> </text:span><text:span text:style-name="T10">&lt;string&gt;</text:span></text:p>
      <text:p text:style-name="Standard"><text:span text:style-name="T12">using</text:span><text:span text:style-name="T7"> </text:span><text:span text:style-name="T12">namespace</text:span><text:span text:style-name="T7"> std;</text:span></text:p>
      <text:p text:style-name="Standard"><text:span text:style-name="T12">const</text:span><text:span text:style-name="T7"> </text:span><text:span text:style-name="T12">int</text:span><text:span text:style-name="T7"> num = 300; </text:span><text:span text:style-name="T14">// there are 300 rooms in my hotel.</text:span></text:p>
      <text:p text:style-name="Standard"><text:span text:style-name="T12">int</text:span><text:span text:style-name="T7"> book(</text:span><text:span text:style-name="T12">int</text:span><text:span text:style-name="T7">);</text:span></text:p>
      <text:p text:style-name="Standard"><text:span text:style-name="T12">void</text:span><text:span text:style-name="T7"> print(</text:span><text:span text:style-name="T12">int</text:span><text:span text:style-name="T7">);</text:span></text:p>
      <text:p text:style-name="Standard"><text:span text:style-name="T12">void</text:span><text:span text:style-name="T7"> check(</text:span><text:span text:style-name="T16">string</text:span><text:span text:style-name="T7">);</text:span></text:p>
      <text:p text:style-name="P3"/>
      <text:p text:style-name="Standard"><text:span text:style-name="T12">struct</text:span><text:span text:style-name="T7"> </text:span><text:span text:style-name="T16">Roomdata</text:span><text:span text:style-name="T7"> </text:span></text:p>
      <text:p text:style-name="Standard"><text:span text:style-name="T7">{</text:span></text:p>
      <text:p text:style-name="Standard"><text:span text:style-name="T7"><text:tab/></text:span><text:span text:style-name="T12">int</text:span><text:span text:style-name="T7"> roomnum, roomprice;</text:span></text:p>
      <text:p text:style-name="Standard"><text:span text:style-name="T7"><text:tab/></text:span><text:span text:style-name="T16">string</text:span><text:span text:style-name="T7"> roomtype, availabilty;</text:span></text:p>
      <text:p text:style-name="Standard"><text:span text:style-name="T7">};</text:span></text:p>
      <text:p text:style-name="P3"/>
      <text:p text:style-name="Standard"><text:span text:style-name="T12">struct</text:span><text:span text:style-name="T7"> </text:span><text:span text:style-name="T16">Orderdata</text:span><text:span text:style-name="T7"> </text:span></text:p>
      <text:p text:style-name="Standard"><text:span text:style-name="T7">{</text:span></text:p>
      <text:p text:style-name="Standard"><text:span text:style-name="T7"><text:tab/></text:span><text:span text:style-name="T12">int</text:span><text:span text:style-name="T7"> Reservenumber, roomnumber, roomprice, nights;</text:span></text:p>
      <text:p text:style-name="Standard"><text:span text:style-name="T7"><text:tab/></text:span><text:span text:style-name="T16">string</text:span><text:span text:style-name="T7"> Reserver;</text:span></text:p>
      <text:p text:style-name="Standard"><text:span text:style-name="T7"><text:tab/></text:span><text:span text:style-name="T12">double</text:span><text:span text:style-name="T7"> totalprice;</text:span></text:p>
      <text:p text:style-name="Standard"><text:span text:style-name="T7"><text:tab/></text:span><text:span text:style-name="T12">float</text:span><text:span text:style-name="T7"> discounts;</text:span></text:p>
      <text:p text:style-name="Standard"><text:span text:style-name="T7">};</text:span></text:p>
      <text:p text:style-name="P3"/>
      <text:p text:style-name="Standard"><text:span text:style-name="T12">int</text:span><text:span text:style-name="T7"> Rooms(</text:span><text:span text:style-name="T12">int</text:span><text:span text:style-name="T7"> </text:span><text:span text:style-name="T3">rooms1</text:span><text:span text:style-name="T7">)</text:span></text:p>
      <text:p text:style-name="Standard"><text:span text:style-name="T7">{</text:span></text:p>
      <text:p text:style-name="Standard"><text:span text:style-name="T7"><text:tab/></text:span><text:span text:style-name="T16">Roomdata</text:span><text:span text:style-name="T7"> roominfo[num];</text:span></text:p>
      <text:p text:style-name="Standard"><text:span text:style-name="T7"><text:tab/></text:span><text:span text:style-name="T12">for</text:span><text:span text:style-name="T7"> (</text:span><text:span text:style-name="T12">int</text:span><text:span text:style-name="T7"> i = 0; i &lt; num; i++) </text:span></text:p>
      <text:p text:style-name="Standard"><text:span text:style-name="T7"><text:tab/>{</text:span></text:p>
      <text:p text:style-name="Standard"><text:span text:style-name="T7"><text:tab/><text:tab/>roominfo[i].roomnum = i + 1;</text:span></text:p>
      <text:p text:style-name="Standard"><text:span text:style-name="T7"><text:tab/><text:tab/>roominfo[i].availabilty </text:span><text:span text:style-name="T18">=</text:span><text:span text:style-name="T7"> </text:span><text:span text:style-name="T10">"usable"</text:span><text:span text:style-name="T7">;</text:span></text:p>
      <text:p text:style-name="Standard"><text:span text:style-name="T7"><text:tab/><text:tab/></text:span><text:span text:style-name="T12">if</text:span><text:span text:style-name="T7"> (roominfo[i].roomnum % 2 == 1) </text:span></text:p>
      <text:p text:style-name="Standard"><text:span text:style-name="T7"><text:tab/><text:tab/>{</text:span></text:p>
      <text:p text:style-name="Standard"><text:span text:style-name="T7"><text:tab/><text:tab/><text:tab/>roominfo[i].roomtype </text:span><text:span text:style-name="T18">=</text:span><text:span text:style-name="T7"> </text:span><text:span text:style-name="T10">"Single"</text:span><text:span text:style-name="T7">;</text:span></text:p>
      <text:p text:style-name="Standard"><text:span text:style-name="T7"><text:tab/><text:tab/><text:tab/>roominfo[i].roomprice = 100;</text:span></text:p>
      <text:p text:style-name="Standard"><text:span text:style-name="T7"><text:tab/><text:tab/>}</text:span></text:p>
      <text:p text:style-name="Standard"><text:span text:style-name="T7"><text:tab/><text:tab/></text:span><text:span text:style-name="T12">else</text:span><text:span text:style-name="T7"> {</text:span></text:p>
      <text:p text:style-name="Standard"><text:span text:style-name="T7"><text:tab/><text:tab/><text:tab/>roominfo[i].roomtype </text:span><text:span text:style-name="T18">=</text:span><text:span text:style-name="T7"> </text:span><text:span text:style-name="T10">"Double"</text:span><text:span text:style-name="T7">;</text:span></text:p>
      <text:p text:style-name="Standard"><text:span text:style-name="T7"><text:tab/><text:tab/><text:tab/>roominfo[i].roomprice = 150;</text:span></text:p>
      <text:p text:style-name="Standard"><text:span text:style-name="T7"><text:tab/><text:tab/>}</text:span></text:p>
      <text:p text:style-name="Standard"><text:span text:style-name="T7"><text:tab/>}</text:span></text:p>
      <text:p text:style-name="Standard"><text:span text:style-name="T7"><text:tab/>book(</text:span><text:span text:style-name="T3">rooms1</text:span><text:span text:style-name="T7">);</text:span></text:p>
      <text:p text:style-name="Standard"><text:span text:style-name="T7"><text:tab/></text:span><text:span text:style-name="T12">return</text:span><text:span text:style-name="T7"> 0;</text:span></text:p>
      <text:p text:style-name="Standard"><text:span text:style-name="T7">}</text:span></text:p>
      <text:p text:style-name="P3"/>
      <text:p text:style-name="Standard"><text:span text:style-name="T12">int</text:span><text:span text:style-name="T7"> book(</text:span><text:span text:style-name="T12">int</text:span><text:span text:style-name="T7"> </text:span><text:span text:style-name="T3">rooms1</text:span><text:span text:style-name="T7">)</text:span></text:p>
      <text:p text:style-name="Standard"><text:span text:style-name="T7">{</text:span></text:p>
      <text:p text:style-name="Standard"><text:span text:style-name="T7"><text:tab/></text:span><text:span text:style-name="T16">Orderdata</text:span><text:span text:style-name="T7"> *reserve = </text:span><text:span text:style-name="T12">new</text:span><text:span text:style-name="T7"> </text:span><text:span text:style-name="T16">Orderdata</text:span><text:span text:style-name="T7">[</text:span><text:span text:style-name="T3">rooms1</text:span><text:span text:style-name="T7">];</text:span></text:p>
      <text:p text:style-name="Standard"><text:span text:style-name="T7"><text:tab/></text:span><text:span text:style-name="T16">Roomdata</text:span><text:span text:style-name="T7"> *roominfo = </text:span><text:span text:style-name="T12">new</text:span><text:span text:style-name="T7"> </text:span><text:span text:style-name="T16">Roomdata</text:span><text:span text:style-name="T7">[</text:span><text:span text:style-name="T3">rooms1</text:span><text:span text:style-name="T7">];</text:span></text:p>
      <text:p text:style-name="Standard"><text:span text:style-name="T7"><text:tab/></text:span><text:span text:style-name="T12">for</text:span><text:span text:style-name="T7"> (</text:span><text:span text:style-name="T12">int</text:span><text:span text:style-name="T7"> i = 0; i &lt; </text:span><text:span text:style-name="T3">rooms1</text:span><text:span text:style-name="T7">; i++)</text:span></text:p>
      <text:p text:style-name="Standard"><text:span text:style-name="T7"><text:tab/>{</text:span></text:p>
      <text:p text:style-name="Standard"><text:span text:style-name="T7"><text:tab/><text:tab/>reserve[i].Reservenumber = rand() % 99999 + 10000;</text:span></text:p>
      <text:p text:style-name="Standard"><text:span text:style-name="T7"><text:tab/><text:tab/>cout </text:span><text:span text:style-name="T18">&lt;&lt;</text:span><text:span text:style-name="T7"> </text:span><text:span text:style-name="T10">"The reservation number is "</text:span><text:span text:style-name="T7"> </text:span><text:span text:style-name="T18">&lt;&lt;</text:span><text:span text:style-name="T7"> reserve[i].Reservenumber;</text:span></text:p>
      <text:p text:style-name="Standard"><text:span text:style-name="T7"><text:tab/><text:tab/>cout </text:span><text:span text:style-name="T18">&lt;&lt;</text:span><text:span text:style-name="T7"> </text:span><text:span text:style-name="T10">"Please enter reserver name"</text:span><text:span text:style-name="T7">;</text:span></text:p>
      <text:p text:style-name="Standard"><text:span text:style-name="T7"><text:tab/><text:tab/>getline(cin, reserve[i].Reserver);</text:span></text:p>
      <text:p text:style-name="Standard"><text:span text:style-name="T7"><text:tab/><text:tab/></text:span><text:span text:style-name="T12">do</text:span></text:p>
      <text:p text:style-name="Standard"><text:span text:style-name="T7"><text:tab/><text:tab/>{</text:span></text:p>
      <text:p text:style-name="Standard"><text:span text:style-name="T7"><text:tab/><text:tab/><text:tab/>cout </text:span><text:span text:style-name="T18">&lt;&lt;</text:span><text:span text:style-name="T7"> </text:span><text:span text:style-name="T10">"Please choose your room number."</text:span><text:span text:style-name="T7"> </text:span><text:span text:style-name="T18">&lt;&lt;</text:span><text:span text:style-name="T7"> endl</text:span></text:p>
      <text:p text:style-name="Standard"><text:span text:style-name="T7"><text:tab/><text:tab/><text:tab/><text:tab/></text:span><text:span text:style-name="T18">&lt;&lt;</text:span><text:span text:style-name="T7"> </text:span><text:span text:style-name="T10">"Please enter the number between 001 to 999. Otherwise the room number will choose by auto."</text:span><text:span text:style-name="T7"> </text:span><text:span text:style-name="T18">&lt;&lt;</text:span><text:span text:style-name="T7"> endl;</text:span></text:p>
      <text:p text:style-name="Standard"><text:span text:style-name="T7"><text:tab/><text:tab/><text:tab/>cin </text:span><text:span text:style-name="T18">&gt;&gt;</text:span><text:span text:style-name="T7"> reserve[i].roomnumber;</text:span></text:p>
      <text:p text:style-name="Standard"><text:span text:style-name="T7"><text:tab/><text:tab/><text:tab/></text:span><text:span text:style-name="T12">if</text:span><text:span text:style-name="T7"> (reserve[i].roomnumber &gt; 300 || reserve[i].roomnumber &lt; 001)</text:span></text:p>
      <text:p text:style-name="Standard"><text:soft-page-break/><text:span text:style-name="T7"><text:tab/><text:tab/><text:tab/>{</text:span></text:p>
      <text:p text:style-name="Standard"><text:span text:style-name="T7"><text:tab/><text:tab/><text:tab/><text:tab/>reserve[i].roomnumber = rand() % 300 + 100;</text:span></text:p>
      <text:p text:style-name="Standard"><text:span text:style-name="T7"><text:tab/><text:tab/><text:tab/><text:tab/>cout </text:span><text:span text:style-name="T18">&lt;&lt;</text:span><text:span text:style-name="T7"> </text:span><text:span text:style-name="T10">"The roomnum you choosed is incorrect format, the system automatically selects room No."</text:span><text:span text:style-name="T7"> </text:span><text:span text:style-name="T18">&lt;&lt;</text:span><text:span text:style-name="T7"> reserve[i].roomnumber </text:span><text:span text:style-name="T18">&lt;&lt;</text:span><text:span text:style-name="T7"> </text:span><text:span text:style-name="T10">" for you."</text:span><text:span text:style-name="T7">;</text:span></text:p>
      <text:p text:style-name="Standard"><text:span text:style-name="T7"><text:tab/><text:tab/><text:tab/>}</text:span></text:p>
      <text:p text:style-name="Standard"><text:span text:style-name="T7"><text:tab/><text:tab/><text:tab/></text:span><text:span text:style-name="T12">if</text:span><text:span text:style-name="T7"> (roominfo[reserve[i].roomnumber].availabilty </text:span><text:span text:style-name="T18">!=</text:span><text:span text:style-name="T7"> </text:span><text:span text:style-name="T10">"usable"</text:span><text:span text:style-name="T7">)</text:span></text:p>
      <text:p text:style-name="Standard"><text:span text:style-name="T7"><text:tab/><text:tab/><text:tab/><text:tab/>cout </text:span><text:span text:style-name="T18">&lt;&lt;</text:span><text:span text:style-name="T7"> </text:span><text:span text:style-name="T10">"This room is not available, please choose another one."</text:span><text:span text:style-name="T7">;</text:span></text:p>
      <text:p text:style-name="Standard"><text:span text:style-name="T7"><text:tab/><text:tab/>} </text:span><text:span text:style-name="T12">while</text:span><text:span text:style-name="T7"> (roominfo[reserve[i].roomnumber].availabilty </text:span><text:span text:style-name="T18">==</text:span><text:span text:style-name="T7"> </text:span><text:span text:style-name="T10">"usable"</text:span><text:span text:style-name="T7">);</text:span></text:p>
      <text:p text:style-name="Standard"><text:span text:style-name="T7"><text:tab/><text:tab/>roominfo[reserve[i].roomnumber].availabilty </text:span><text:span text:style-name="T18">=</text:span><text:span text:style-name="T7"> </text:span><text:span text:style-name="T10">"not available"</text:span><text:span text:style-name="T7">;</text:span></text:p>
      <text:p text:style-name="Standard"><text:span text:style-name="T7"><text:tab/><text:tab/>cout </text:span><text:span text:style-name="T18">&lt;&lt;</text:span><text:span text:style-name="T7"> </text:span><text:span text:style-name="T10">"How many nights you will live? Please enter the number."</text:span><text:span text:style-name="T7">;</text:span></text:p>
      <text:p text:style-name="Standard"><text:span text:style-name="T7"><text:tab/><text:tab/>cin </text:span><text:span text:style-name="T18">&gt;&gt;</text:span><text:span text:style-name="T7"> reserve[i].nights;</text:span></text:p>
      <text:p text:style-name="Standard"><text:span text:style-name="T7"><text:tab/><text:tab/></text:span><text:span text:style-name="T12">if</text:span><text:span text:style-name="T7"> (reserve[i].nights &lt; 5) reserve[i].discounts = 0;</text:span></text:p>
      <text:p text:style-name="Standard"><text:span text:style-name="T7"><text:tab/><text:tab/></text:span><text:span text:style-name="T12">else</text:span><text:span text:style-name="T7"> </text:span><text:span text:style-name="T12">if</text:span><text:span text:style-name="T7"> (reserve[i].nights &gt; 10) reserve[i].discounts = 0, 2;</text:span></text:p>
      <text:p text:style-name="Standard"><text:span text:style-name="T7"><text:tab/><text:tab/></text:span><text:span text:style-name="T12">else</text:span><text:span text:style-name="T7"> reserve[i].discounts = 0, 1;</text:span></text:p>
      <text:p text:style-name="Standard"><text:span text:style-name="T7"><text:tab/><text:tab/>reserve[i].totalprice = roominfo[reserve[i].roomnumber].roomprice * reserve[i].nights * (1 - reserve[i].discounts);</text:span></text:p>
      <text:p text:style-name="Standard"><text:span text:style-name="T7"><text:tab/><text:tab/>cout </text:span><text:span text:style-name="T18">&lt;&lt;</text:span><text:span text:style-name="T7"> </text:span><text:span text:style-name="T10">"The total price of your order is "</text:span><text:span text:style-name="T7"> </text:span><text:span text:style-name="T18">&lt;&lt;</text:span><text:span text:style-name="T7"> reserve[i].totalprice </text:span><text:span text:style-name="T18">&lt;&lt;</text:span><text:span text:style-name="T7"> </text:span><text:span text:style-name="T10">"€"</text:span><text:span text:style-name="T7">;</text:span></text:p>
      <text:p text:style-name="Standard"><text:span text:style-name="T7"><text:tab/><text:tab/></text:span><text:span text:style-name="T12">return</text:span><text:span text:style-name="T7"> reserve[i].Reservenumber;</text:span></text:p>
      <text:p text:style-name="Standard"><text:span text:style-name="T7"><text:tab/><text:tab/></text:span></text:p>
      <text:p text:style-name="Standard"><text:span text:style-name="T7"><text:tab/>}</text:span></text:p>
      <text:p text:style-name="Standard"><text:span text:style-name="T7"><text:tab/></text:span><text:span text:style-name="T12">delete[]</text:span><text:span text:style-name="T7">reserve;</text:span></text:p>
      <text:p text:style-name="Standard"><text:span text:style-name="T7"><text:tab/></text:span><text:span text:style-name="T12">delete[]</text:span><text:span text:style-name="T7">roominfo;</text:span></text:p>
      <text:p text:style-name="P3"/>
      <text:p text:style-name="Standard"><text:span text:style-name="T7"><text:tab/></text:span><text:span text:style-name="T12">int</text:span><text:span text:style-name="T7"> b = 0;</text:span><text:span text:style-name="T14">//¨b¨for ask if print the invoice.</text:span></text:p>
      <text:p text:style-name="Standard"><text:span text:style-name="T7"><text:tab/>cout </text:span><text:span text:style-name="T18">&lt;&lt;</text:span><text:span text:style-name="T7"> </text:span><text:span text:style-name="T10">"Would you want to print the invoice?"</text:span><text:span text:style-name="T7"> </text:span><text:span text:style-name="T18">&lt;&lt;</text:span><text:span text:style-name="T7"> endl </text:span><text:span text:style-name="T18">&lt;&lt;</text:span><text:span text:style-name="T7"> </text:span><text:span text:style-name="T10">"Please enter ¨1¨ for yes,¨0¨ for no."</text:span><text:span text:style-name="T7">;</text:span></text:p>
      <text:p text:style-name="Standard"><text:span text:style-name="T7"><text:tab/>cin </text:span><text:span text:style-name="T18">&gt;&gt;</text:span><text:span text:style-name="T7"> b;</text:span></text:p>
      <text:p text:style-name="Standard"><text:span text:style-name="T7"><text:tab/></text:span><text:span text:style-name="T12">if</text:span><text:span text:style-name="T7"> (b == 1) print(</text:span><text:span text:style-name="T3">rooms1</text:span><text:span text:style-name="T7">);</text:span></text:p>
      <text:p text:style-name="P3"/>
      <text:p text:style-name="Standard"><text:span text:style-name="T7"><text:tab/></text:span><text:span text:style-name="T12">int</text:span><text:span text:style-name="T7"> c = 0;</text:span><text:span text:style-name="T14">//¨c¨for ask if check the reserve information.</text:span></text:p>
      <text:p text:style-name="Standard"><text:span text:style-name="T7"><text:tab/>cout </text:span><text:span text:style-name="T18">&lt;&lt;</text:span><text:span text:style-name="T7"> </text:span><text:span text:style-name="T10">"Would you want to check your reserve information?"</text:span><text:span text:style-name="T7"> </text:span><text:span text:style-name="T18">&lt;&lt;</text:span><text:span text:style-name="T7"> endl </text:span><text:span text:style-name="T18">&lt;&lt;</text:span><text:span text:style-name="T7"> </text:span><text:span text:style-name="T10">"Please enter ¨1¨ for yes,¨0¨ for no."</text:span><text:span text:style-name="T7">;</text:span></text:p>
      <text:p text:style-name="Standard"><text:span text:style-name="T7"><text:tab/></text:span><text:span text:style-name="T12">if</text:span><text:span text:style-name="T7"> (c == 1)</text:span></text:p>
      <text:p text:style-name="Standard"><text:span text:style-name="T7"><text:tab/>{</text:span></text:p>
      <text:p text:style-name="Standard"><text:span text:style-name="T7"><text:tab/><text:tab/></text:span><text:span text:style-name="T12">int</text:span><text:span text:style-name="T7"> checknum;</text:span></text:p>
      <text:p text:style-name="Standard"><text:span text:style-name="T7"><text:tab/><text:tab/>cout </text:span><text:span text:style-name="T18">&lt;&lt;</text:span><text:span text:style-name="T7"> </text:span><text:span text:style-name="T10">"How many reservation you want to check?"</text:span><text:span text:style-name="T7"> </text:span><text:span text:style-name="T18">&lt;&lt;</text:span><text:span text:style-name="T7"> endl </text:span><text:span text:style-name="T18">&lt;&lt;</text:span><text:span text:style-name="T7"> </text:span><text:span text:style-name="T10">"Please enter the number."</text:span><text:span text:style-name="T7">;</text:span></text:p>
      <text:p text:style-name="Standard"><text:span text:style-name="T7"><text:tab/><text:tab/>cin </text:span><text:span text:style-name="T18">&gt;&gt;</text:span><text:span text:style-name="T7"> checknum;</text:span></text:p>
      <text:p text:style-name="Standard"><text:span text:style-name="T7"><text:tab/><text:tab/></text:span><text:span text:style-name="T16">string</text:span><text:span text:style-name="T7">* checkinfo = </text:span><text:span text:style-name="T12">new</text:span><text:span text:style-name="T7"> </text:span><text:span text:style-name="T16">string</text:span><text:span text:style-name="T7">[checknum];</text:span></text:p>
      <text:p text:style-name="Standard"><text:span text:style-name="T7"><text:tab/><text:tab/></text:span><text:span text:style-name="T12">for</text:span><text:span text:style-name="T7"> (</text:span><text:span text:style-name="T12">int</text:span><text:span text:style-name="T7"> i = 0; i &lt; checknum; i++)</text:span></text:p>
      <text:p text:style-name="Standard"><text:span text:style-name="T7"><text:tab/><text:tab/>{</text:span></text:p>
      <text:p text:style-name="Standard"><text:span text:style-name="T7"><text:tab/><text:tab/><text:tab/>cout </text:span><text:span text:style-name="T18">&lt;&lt;</text:span><text:span text:style-name="T7"> </text:span><text:span text:style-name="T10">"Please enter your reservation number or the reserver name"</text:span><text:span text:style-name="T7">;</text:span></text:p>
      <text:p text:style-name="Standard"><text:span text:style-name="T7"><text:tab/><text:tab/><text:tab/>cin </text:span><text:span text:style-name="T18">&gt;&gt;</text:span><text:span text:style-name="T7"> checkinfo[i];</text:span></text:p>
      <text:p text:style-name="Standard"><text:span text:style-name="T7"><text:tab/><text:tab/><text:tab/>check(checkinfo[i]);</text:span></text:p>
      <text:p text:style-name="Standard"><text:span text:style-name="T7"><text:tab/><text:tab/>}</text:span></text:p>
      <text:p text:style-name="Standard"><text:span text:style-name="T7"><text:tab/><text:tab/></text:span><text:span text:style-name="T12">delete[]</text:span><text:span text:style-name="T7"> checkinfo;</text:span></text:p>
      <text:p text:style-name="Standard"><text:span text:style-name="T7"><text:tab/>}</text:span></text:p>
      <text:p text:style-name="Standard"><text:span text:style-name="T7">}</text:span></text:p>
      <text:p text:style-name="P3"/>
      <text:p text:style-name="P3"/>
      <text:p text:style-name="Standard"><text:span text:style-name="T12">void</text:span><text:span text:style-name="T7"> print(</text:span><text:span text:style-name="T12">int</text:span><text:span text:style-name="T7"> </text:span><text:span text:style-name="T3">rooms2</text:span><text:span text:style-name="T7">)</text:span></text:p>
      <text:p text:style-name="Standard"><text:span text:style-name="T7">{</text:span></text:p>
      <text:p text:style-name="Standard"><text:span text:style-name="T7"><text:tab/></text:span><text:span text:style-name="T12">for</text:span><text:span text:style-name="T7"> (</text:span><text:span text:style-name="T12">int</text:span><text:span text:style-name="T7"> j = 0; j &lt; </text:span><text:span text:style-name="T3">rooms2</text:span><text:span text:style-name="T7">; j++)</text:span></text:p>
      <text:p text:style-name="Standard"><text:span text:style-name="T7"><text:tab/>{</text:span></text:p>
      <text:p text:style-name="Standard"><text:span text:style-name="T7"><text:tab/><text:tab/></text:span><text:span text:style-name="T16">Orderdata</text:span><text:span text:style-name="T7">* reserve = </text:span><text:span text:style-name="T12">new</text:span><text:span text:style-name="T7"> </text:span><text:span text:style-name="T16">Orderdata</text:span><text:span text:style-name="T7">[</text:span><text:span text:style-name="T3">rooms2</text:span><text:span text:style-name="T7">];</text:span></text:p>
      <text:p text:style-name="Standard"><text:span text:style-name="T7"><text:tab/><text:tab/>cout </text:span><text:span text:style-name="T18">&lt;&lt;</text:span><text:span text:style-name="T7"> </text:span><text:span text:style-name="T10">"Reservation number:"</text:span><text:span text:style-name="T7"> </text:span><text:span text:style-name="T18">&lt;&lt;</text:span><text:span text:style-name="T7"> reserve[j].Reservenumber;</text:span></text:p>
      <text:p text:style-name="Standard"><text:soft-page-break/><text:span text:style-name="T7"><text:tab/><text:tab/>cout </text:span><text:span text:style-name="T18">&lt;&lt;</text:span><text:span text:style-name="T7"> </text:span><text:span text:style-name="T10">"Reserver name:"</text:span><text:span text:style-name="T7"> </text:span><text:span text:style-name="T18">&lt;&lt;</text:span><text:span text:style-name="T7"> reserve[j].Reserver;</text:span></text:p>
      <text:p text:style-name="Standard"><text:span text:style-name="T7"><text:tab/><text:tab/>cout </text:span><text:span text:style-name="T18">&lt;&lt;</text:span><text:span text:style-name="T7"> </text:span><text:span text:style-name="T10">"Reserve roomnum:"</text:span><text:span text:style-name="T7"> </text:span><text:span text:style-name="T18">&lt;&lt;</text:span><text:span text:style-name="T7"> reserve[j].roomnumber;</text:span></text:p>
      <text:p text:style-name="Standard"><text:span text:style-name="T7"><text:tab/><text:tab/>cout </text:span><text:span text:style-name="T18">&lt;&lt;</text:span><text:span text:style-name="T7"> </text:span><text:span text:style-name="T10">"Room price per night:"</text:span><text:span text:style-name="T7"> </text:span><text:span text:style-name="T18">&lt;&lt;</text:span><text:span text:style-name="T7"> reserve[j].roomprice;</text:span></text:p>
      <text:p text:style-name="Standard"><text:span text:style-name="T7"><text:tab/><text:tab/>cout </text:span><text:span text:style-name="T18">&lt;&lt;</text:span><text:span text:style-name="T7"> </text:span><text:span text:style-name="T10">"Reserve days:"</text:span><text:span text:style-name="T7"> </text:span><text:span text:style-name="T18">&lt;&lt;</text:span><text:span text:style-name="T7"> reserve[j].nights;</text:span></text:p>
      <text:p text:style-name="Standard"><text:span text:style-name="T7"><text:tab/><text:tab/>cout </text:span><text:span text:style-name="T18">&lt;&lt;</text:span><text:span text:style-name="T7"> </text:span><text:span text:style-name="T10">"Discount:"</text:span><text:span text:style-name="T7"> </text:span><text:span text:style-name="T18">&lt;&lt;</text:span><text:span text:style-name="T7"> reserve[j].discounts;</text:span></text:p>
      <text:p text:style-name="Standard"><text:span text:style-name="T7"><text:tab/><text:tab/>cout </text:span><text:span text:style-name="T18">&lt;&lt;</text:span><text:span text:style-name="T7"> </text:span><text:span text:style-name="T10">"Total price:"</text:span><text:span text:style-name="T7"> </text:span><text:span text:style-name="T18">&lt;&lt;</text:span><text:span text:style-name="T7"> reserve[j].totalprice;</text:span></text:p>
      <text:p text:style-name="Standard"><text:span text:style-name="T7"><text:tab/><text:tab/></text:span><text:span text:style-name="T12">delete[]</text:span><text:span text:style-name="T7">reserve;</text:span></text:p>
      <text:p text:style-name="Standard"><text:span text:style-name="T7"><text:tab/>}</text:span></text:p>
      <text:p text:style-name="Standard"><text:span text:style-name="T7">}</text:span></text:p>
      <text:p text:style-name="P3"/>
      <text:p text:style-name="Standard"><text:span text:style-name="T12">void</text:span><text:span text:style-name="T7"> check(</text:span><text:span text:style-name="T16">string</text:span><text:span text:style-name="T7"> </text:span><text:span text:style-name="T3">checkinfo1</text:span><text:span text:style-name="T7">)</text:span></text:p>
      <text:p text:style-name="Standard"><text:span text:style-name="T7">{</text:span></text:p>
      <text:p text:style-name="Standard"><text:span text:style-name="T7"><text:tab/></text:span><text:span text:style-name="T16">Orderdata</text:span><text:span text:style-name="T7">* reserve = </text:span><text:span text:style-name="T12">new</text:span><text:span text:style-name="T7"> </text:span><text:span text:style-name="T16">Orderdata</text:span><text:span text:style-name="T7">[num];</text:span></text:p>
      <text:p text:style-name="Standard"><text:span text:style-name="T7"><text:tab/></text:span><text:span text:style-name="T12">for</text:span><text:span text:style-name="T7"> (</text:span><text:span text:style-name="T12">int</text:span><text:span text:style-name="T7"> i = 0; i &lt; num; i++)</text:span></text:p>
      <text:p text:style-name="Standard"><text:span text:style-name="T7"><text:tab/>{</text:span></text:p>
      <text:p text:style-name="Standard"><text:span text:style-name="T7"><text:tab/><text:tab/></text:span><text:span text:style-name="T12">if</text:span><text:span text:style-name="T7"> (reserve[i].Reservenumber == </text:span><text:span text:style-name="T3">checkinfo1</text:span><text:span text:style-name="T7"> || reserve[i].Reserver </text:span><text:span text:style-name="T18">==</text:span><text:span text:style-name="T7"> </text:span><text:span text:style-name="T3">checkinfo1</text:span><text:span text:style-name="T7">)</text:span></text:p>
      <text:p text:style-name="Standard"><text:span text:style-name="T7"><text:tab/><text:tab/><text:tab/>print(1);</text:span></text:p>
      <text:p text:style-name="Standard"><text:span text:style-name="T7"><text:tab/>}</text:span></text:p>
      <text:p text:style-name="Standard"><text:span text:style-name="T7"><text:tab/></text:span><text:span text:style-name="T12">delete[]</text:span><text:span text:style-name="T7">reserve;</text:span></text:p>
      <text:p text:style-name="Standard"><text:span text:style-name="T7"><text:tab/>cout </text:span><text:span text:style-name="T18">&lt;&lt;</text:span><text:span text:style-name="T7"> </text:span><text:span text:style-name="T10">"All of your reservation has been printed."</text:span><text:span text:style-name="T18">&lt;&lt;</text:span><text:span text:style-name="T7">endl</text:span><text:span text:style-name="T18">&lt;&lt;</text:span><text:span text:style-name="T10">"If nothing printed, it means you didn't reserve rooms."</text:span><text:span text:style-name="T7">;</text:span></text:p>
      <text:p text:style-name="Standard"><text:span text:style-name="T7">}</text:span>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0T11:51:44.160000000</dc:date>
    <meta:editing-duration>PT1M27S</meta:editing-duration>
    <meta:editing-cycles>4</meta:editing-cycles>
    <meta:generator>LibreOffice/7.2.2.2$Windows_X86_64 LibreOffice_project/02b2acce88a210515b4a5bb2e46cbfb63fe97d56</meta:generator>
    <meta:document-statistic meta:table-count="0" meta:image-count="0" meta:object-count="0" meta:page-count="3" meta:paragraph-count="122" meta:word-count="550" meta:character-count="3826" meta:non-whitespace-character-count="3214"/>
  </office:meta>
</office:document-meta>
</file>